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shapes>
          <draw:frame draw:z-index="0" draw:style-name="gr1" draw:text-style-name="P1" svg:width="567.95pt" svg:height="357.76pt" svg:x="1267.82pt" svg:y="149.98pt">
            <loext:p draw:notify-on-update-of-ranges="Feuil1.M9:Feuil1.M12 Feuil1.O9:Feuil1.O12 Feuil1.M13:Feuil1.M16 Feuil1.O13:Feuil1.O16 Feuil1.O17:Feuil1.O20 Feuil1.M17:Feuil1.M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W^2</text:p>
          </table:table-cell>
          <table:table-cell office:value-type="string" calcext:value-type="string">
            <text:p>w / rad/s</text:p>
          </table:table-cell>
          <table:table-cell office:value-type="string" calcext:value-type="string">
            <text:p>F_B1 / N</text:p>
          </table:table-cell>
          <table:table-cell office:value-type="string" calcext:value-type="string">
            <text:p>m / kg</text:p>
          </table:table-cell>
          <table:table-cell office:value-type="string" calcext:value-type="string">
            <text:p>r / m</text:p>
          </table:table-cell>
          <table:table-cell table:number-columns-repeated="1019"/>
        </table:table-row>
        <table:table-row table:style-name="ro1">
          <table:table-cell table:formula="of:=[.B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51" calcext:value-type="float">
            <text:p>2.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^2</text:p>
          </table:table-cell>
          <table:table-cell office:value-type="string" calcext:value-type="string">
            <text:p>w / rad/s</text:p>
          </table:table-cell>
          <table:table-cell office:value-type="string" calcext:value-type="string">
            <text:p>F_B1 / N</text:p>
          </table:table-cell>
          <table:table-cell office:value-type="string" calcext:value-type="string">
            <text:p>m / kg</text:p>
          </table:table-cell>
          <table:table-cell office:value-type="string" calcext:value-type="string">
            <text:p>r / m</text:p>
          </table:table-cell>
          <table:table-cell table:number-columns-repeated="1007"/>
        </table:table-row>
        <table:table-row table:style-name="ro1">
          <table:table-cell table:formula="of:=[.B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5.24" calcext:value-type="float">
            <text:p>5.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9]^2" office:value-type="float" office:value="98.01" calcext:value-type="float">
            <text:p>98.01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[.B10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.48" calcext:value-type="float">
            <text:p>9.4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0]^2" office:value-type="float" office:value="219.04" calcext:value-type="float">
            <text:p>219.04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[.B11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5.23" calcext:value-type="float">
            <text:p>15.2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1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-[.B1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.5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2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07"/>
        </table:table-row>
        <table:table-row table:style-name="ro1">
          <table:table-cell table:formula="of:=-[.B13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4.08" calcext:value-type="float">
            <text:p>4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3]^2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[.B14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7.95" calcext:value-type="float">
            <text:p>7.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4]^2" office:value-type="float" office:value="228.01" calcext:value-type="float">
            <text:p>228.01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-[.B15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12.41" calcext:value-type="float">
            <text:p>12.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5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[.B1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41" calcext:value-type="float">
            <text:p>1.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-[.N16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.44" calcext:value-type="float">
            <text:p>9.4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07"/>
        </table:table-row>
        <table:table-row table:style-name="ro1">
          <table:table-cell table:formula="of:=-[.B17]^2" office:value-type="float" office:value="228.01" calcext:value-type="float">
            <text:p>228.01</text:p>
          </table:table-cell>
          <table:table-cell office:value-type="float" office:value="15.1" calcext:value-type="float">
            <text:p>15.1</text:p>
          </table:table-cell>
          <table:table-cell office:value-type="float" office:value="3.14" calcext:value-type="float">
            <text:p>3.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7]^2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1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.24" calcext:value-type="float">
            <text:p>6.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8]^2" office:value-type="float" office:value="225" calcext:value-type="float">
            <text:p>2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19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9.44" calcext:value-type="float">
            <text:p>9.4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19]^2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.48" calcext:value-type="float">
            <text:p>9.48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-[.B20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[.N20]^2" office:value-type="float" office:value="625" calcext:value-type="float">
            <text:p>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.23" calcext:value-type="float">
            <text:p>15.23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7"/>
        </table:table-row>
        <table:table-row table:style-name="ro1">
          <table:table-cell table:formula="of:=[.B21]^2" office:value-type="float" office:value="219.04" calcext:value-type="float">
            <text:p>219.04</text:p>
          </table:table-cell>
          <table:table-cell office:value-type="float" office:value="14.8" calcext:value-type="float">
            <text:p>14.8</text:p>
          </table:table-cell>
          <table:table-cell office:value-type="float" office:value="2.13" calcext:value-type="float">
            <text:p>2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-[.B22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4.11" calcext:value-type="float">
            <text:p>4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3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6.27" calcext:value-type="float">
            <text:p>6.2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W</text:p>
          </table:table-cell>
          <table:table-cell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.B24]^2" office:value-type="float" office:value="98.01" calcext:value-type="float">
            <text:p>98.01</text:p>
          </table:table-cell>
          <table:table-cell office:value-type="float" office:value="9.9" calcext:value-type="float">
            <text:p>9.9</text:p>
          </table:table-cell>
          <table:table-cell office:value-type="float" office:value="0.51" calcext:value-type="float">
            <text:p>0.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ltaW2</text:p>
          </table:table-cell>
          <table:table-cell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-[.B25]^2" office:value-type="float" office:value="219.04" calcext:value-type="float">
            <text:p>219.04</text:p>
          </table:table-cell>
          <table:table-cell office:value-type="float" office:value="14.8" calcext:value-type="float">
            <text:p>14.8</text:p>
          </table:table-cell>
          <table:table-cell office:value-type="float" office:value="1.16" calcext:value-type="float">
            <text:p>1.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.09" calcext:value-type="float">
            <text:p>2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-[.B27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3.11" calcext:value-type="float">
            <text:p>3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.B2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2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3.83" calcext:value-type="float">
            <text:p>3.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30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7.29" calcext:value-type="float">
            <text:p>7.2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31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1.99" calcext:value-type="float">
            <text:p>11.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3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.3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33]^2" office:value-type="float" office:value="222.01" calcext:value-type="float">
            <text:p>222.01</text:p>
          </table:table-cell>
          <table:table-cell office:value-type="float" office:value="14.9" calcext:value-type="float">
            <text:p>14.9</text:p>
          </table:table-cell>
          <table:table-cell office:value-type="float" office:value="3.03" calcext:value-type="float">
            <text:p>3.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34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.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35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9.75" calcext:value-type="float">
            <text:p>9.75</text:p>
          </table:table-cell>
          <table:table-cell office:value-type="float" office:value="0.077" calcext:value-type="float">
            <text:p>0.07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3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37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.33" calcext:value-type="float">
            <text:p>2.3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3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.19" calcext:value-type="float">
            <text:p>4.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39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6.96" calcext:value-type="float">
            <text:p>6.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B40]^2" office:value-type="float" office:value="102.01" calcext:value-type="float">
            <text:p>102.01</text:p>
          </table:table-cell>
          <table:table-cell office:value-type="float" office:value="10.1" calcext:value-type="float">
            <text:p>10.1</text:p>
          </table:table-cell>
          <table:table-cell office:value-type="float" office:value="0.77" calcext:value-type="float">
            <text:p>0.7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1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42]^2" office:value-type="float" office:value="404.01" calcext:value-type="float">
            <text:p>404.01</text:p>
          </table:table-cell>
          <table:table-cell office:value-type="float" office:value="20.1" calcext:value-type="float">
            <text:p>20.1</text:p>
          </table:table-cell>
          <table:table-cell office:value-type="float" office:value="2.97" calcext:value-type="float">
            <text:p>2.9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3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4.65" calcext:value-type="float">
            <text:p>4.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44]^2" office:value-type="float" office:value="102.01" calcext:value-type="float">
            <text:p>102.01</text:p>
          </table:table-cell>
          <table:table-cell office:value-type="float" office:value="10.1" calcext:value-type="float">
            <text:p>1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5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.92" calcext:value-type="float">
            <text:p>0.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.46" calcext:value-type="float">
            <text:p>1.4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-[.B47]^2" office:value-type="float" office:value="630.01" calcext:value-type="float">
            <text:p>630.01</text:p>
          </table:table-cell>
          <table:table-cell office:value-type="float" office:value="25.1" calcext:value-type="float">
            <text:p>25.1</text:p>
          </table:table-cell>
          <table:table-cell office:value-type="float" office:value="2.37" calcext:value-type="float">
            <text:p>2.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48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49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.79" calcext:value-type="float">
            <text:p>2.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50]^2" office:value-type="float" office:value="396.01" calcext:value-type="float">
            <text:p>396.01</text:p>
          </table:table-cell>
          <table:table-cell office:value-type="float" office:value="19.9" calcext:value-type="float">
            <text:p>19.9</text:p>
          </table:table-cell>
          <table:table-cell office:value-type="float" office:value="4.77" calcext:value-type="float">
            <text:p>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[.B51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7.68" calcext:value-type="float">
            <text:p>7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formula="of:=-[.B5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53]^2" office:value-type="float" office:value="222.01" calcext:value-type="float">
            <text:p>222.01</text:p>
          </table:table-cell>
          <table:table-cell office:value-type="float" office:value="14.9" calcext:value-type="float">
            <text:p>14.9</text:p>
          </table:table-cell>
          <table:table-cell office:value-type="float" office:value="2.16" calcext:value-type="float">
            <text:p>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54]^2" office:value-type="float" office:value="408.04" calcext:value-type="float">
            <text:p>408.04</text:p>
          </table:table-cell>
          <table:table-cell office:value-type="float" office:value="20.2" calcext:value-type="float">
            <text:p>20.2</text:p>
          </table:table-cell>
          <table:table-cell office:value-type="float" office:value="3.92" calcext:value-type="float">
            <text:p>3.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-[.B55]^2" office:value-type="float" office:value="620.01" calcext:value-type="float">
            <text:p>620.01</text:p>
          </table:table-cell>
          <table:table-cell office:value-type="float" office:value="24.9" calcext:value-type="float">
            <text:p>24.9</text:p>
          </table:table-cell>
          <table:table-cell office:value-type="float" office:value="6.14" calcext:value-type="float">
            <text:p>6.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formula="of:=[.B56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7]^2" office:value-type="float" office:value="228.01" calcext:value-type="float">
            <text:p>228.01</text:p>
          </table:table-cell>
          <table:table-cell office:value-type="float" office:value="15.1" calcext:value-type="float">
            <text:p>15.1</text:p>
          </table:table-cell>
          <table:table-cell office:value-type="float" office:value="1.76" calcext:value-type="float">
            <text:p>1.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8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.99" calcext:value-type="float">
            <text:p>2.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59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4.62" calcext:value-type="float">
            <text:p>4.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-[.B60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-[.B61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2]^2" office:value-type="float" office:value="396.01" calcext:value-type="float">
            <text:p>396.01</text:p>
          </table:table-cell>
          <table:table-cell office:value-type="float" office:value="19.9" calcext:value-type="float">
            <text:p>19.9</text:p>
          </table:table-cell>
          <table:table-cell office:value-type="float" office:value="2.03" calcext:value-type="float">
            <text:p>2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3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3.09" calcext:value-type="float">
            <text:p>3.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formula="of:=[.B64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65]^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[.B66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formula="of:=-[.B67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1.52" calcext:value-type="float">
            <text:p>1.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M9:Feuil1.Q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</meta:initial-creator>
    <meta:creation-date>2016-03-16T09:50:28</meta:creation-date>
    <dc:date>2016-03-16T14:41:54.419098757</dc:date>
    <meta:generator>LibreOffice/5.1.1.3$Linux_X86_64 LibreOffice_project/10m0$Build-3</meta:generator>
    <meta:editing-duration>PT23M7S</meta:editing-duration>
    <meta:editing-cycles>4</meta:editing-cycles>
    <meta:document-statistic meta:table-count="3" meta:cell-count="47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<office:automatic-styles><number:number-style style:name="N0"><number:number number:min-integer-digits="1"/></number:number-style><number:number-style style:name="N125"><number:number number:decimal-places="4" loext:min-decimal-places="4" number:min-integer-digits="1"/></number:number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symbol-type="automatic" chart:include-hidden-cells="false" chart:auto-position="true" chart:auto-size="true" chart:treat-empty-cells="ignore" chart:right-angled-axes="true"/></style:style><style:style style:name="ch4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><style:graphic-properties svg:stroke-color="#b3b3b3"/></style:style><style:style style:name="ch6" style:family="chart" style:data-style-name="N0"><style:chart-properties chart:symbol-type="named-symbol" chart:symbol-name="square" chart:symbol-width="0.25cm" chart:symbol-height="0.25cm" chart:link-data-style-to-source="true"/><style:graphic-properties draw:stroke="none" svg:stroke-width="0.08cm" svg:stroke-color="#004586" draw:fill-color="#004586" dr3d:edge-rounding="5%"/><style:text-properties fo:font-size="10pt" style:font-size-asian="10pt" style:font-size-complex="10pt"/></style:style><style:style style:name="ch7" style:family="chart">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<style:graphic-properties svg:stroke-color="#004586"/></style:style><style:style style:name="ch8" style:family="chart" style:data-style-name="N125"/><style:style style:name="ch9" style:family="chart" style:data-style-name="N0"><style:chart-properties chart:symbol-type="named-symbol" chart:symbol-name="diamond" chart:symbol-width="0.25cm" chart:symbol-height="0.25cm" chart:link-data-style-to-source="true"/><style:graphic-properties draw:stroke="none" svg:stroke-width="0.08cm" svg:stroke-color="#ff420e" draw:fill-color="#ff420e"/><style:text-properties fo:font-size="10pt" style:font-size-asian="10pt" style:font-size-complex="10pt"/></style:style><style:style style:name="ch10" style:family="chart">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<style:graphic-properties svg:stroke-color="#ff420e"/></style:style><style:style style:name="ch11" style:family="chart" style:data-style-name="N0"><style:chart-properties chart:symbol-type="named-symbol" chart:symbol-name="arrow-down" chart:symbol-width="0.25cm" chart:symbol-height="0.25cm" chart:link-data-style-to-source="true"/><style:graphic-properties draw:stroke="none" svg:stroke-width="0.08cm" svg:stroke-color="#ffd320" draw:fill-color="#ffd320"/><style:text-properties fo:font-size="10pt" style:font-size-asian="10pt" style:font-size-complex="10pt"/></style:style><style:style style:name="ch12" style:family="chart"><style:chart-properties loext:regression-name="" loext:regression-max-degree="2" loext:regression-period="2" loext:regression-extrapolate-forward="100" loext:regression-extrapolate-backward="100" loext:regression-force-intercept="false" loext:regression-intercept-value="0" chart:regression-type="linear"/><style:graphic-properties svg:stroke-color="#ffd320"/></style:style><style:style style:name="ch13" style:family="chart"><style:chart-properties chart:solid-type="cuboid" chart:symbol-type="named-symbol" chart:symbol-name="arrow-down" chart:symbol-width="0.25cm" chart:symbol-height="0.25cm"/></style:style><style:style style:name="ch14" style:family="chart"><style:graphic-properties draw:stroke="solid" svg:stroke-color="#b3b3b3" draw:fill="none" draw:fill-color="#e6e6e6"/></style:style><style:style style:name="ch15" style:family="chart"><style:graphic-properties svg:stroke-color="#b3b3b3" draw:fill-color="#cccccc"/></style:style></office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